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721" officeooo:paragraph-rsid="00180721"/>
    </style:style>
    <style:style style:name="P2" style:family="paragraph" style:parent-style-name="Standard">
      <style:text-properties officeooo:rsid="0018b130" officeooo:paragraph-rsid="0018b130"/>
    </style:style>
    <style:style style:name="P3" style:family="paragraph" style:parent-style-name="Standard">
      <style:text-properties officeooo:rsid="0018b130" officeooo:paragraph-rsid="001932c1"/>
    </style:style>
    <style:style style:name="P4" style:family="paragraph" style:parent-style-name="Standard">
      <style:text-properties officeooo:rsid="0018b130" officeooo:paragraph-rsid="001abf9a"/>
    </style:style>
    <style:style style:name="P5" style:family="paragraph" style:parent-style-name="Standard">
      <style:text-properties officeooo:rsid="001932c1" officeooo:paragraph-rsid="001932c1"/>
    </style:style>
    <style:style style:name="P6" style:family="paragraph" style:parent-style-name="Standard">
      <style:text-properties officeooo:rsid="001a26b7" officeooo:paragraph-rsid="001a26b7"/>
    </style:style>
    <style:style style:name="P7" style:family="paragraph" style:parent-style-name="Standard">
      <style:text-properties officeooo:rsid="001a26b7" officeooo:paragraph-rsid="001abf9a"/>
    </style:style>
    <style:style style:name="P8" style:family="paragraph" style:parent-style-name="Standard">
      <style:text-properties officeooo:rsid="001abf9a" officeooo:paragraph-rsid="001abf9a"/>
    </style:style>
    <style:style style:name="T1" style:family="text">
      <style:text-properties officeooo:rsid="001a26b7"/>
    </style:style>
    <style:style style:name="T2" style:family="text">
      <style:text-properties officeooo:rsid="001abf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方向</text:p>
      <text:p text:style-name="P1">一 <text:s/>如何衡量作文质量</text:p>
      <text:p text:style-name="P1">1 PEG代理量度标准（注重表面结构而忽视文章语义）：作文长度反映流畅性、介词与关系代词等反映句子结构复杂度、词长情况反映文章措辞。</text:p>
      <text:p text:style-name="P1">2 IEA文本相似度分析：单词用法级别的统计模型，允许对文本段落的语义相似性进行分析</text:p>
      <text:p text:style-name="P1"/>
      <text:p text:style-name="P2">3 词性标注、句法分析</text:p>
      <text:p text:style-name="P2"/>
      <text:p text:style-name="P2">4 文章结构评分标准</text:p>
      <text:p text:style-name="P2"><text:tab/>不同的特征项组合对于作文评分的结果影响极大，但是某些特征项的组合可以稳定地反映作文的质量高低。 这些选出的特征项包括:句子数量、平均句长、三级词汇占比、词长大于7的单词数、词长大于8的单词数、词长大于9的单词数、单词数量、类符形符比、平均词长、动词短语的数量、动词的类符形符比、副词的类符形符比、介词类数以及代词数量等。</text:p>
      <text:p text:style-name="P2"><text:tab/>这些特征项从长度、词汇(比如词汇量、词汇多样性、复杂词汇和难词等)、搭配(比如动词短语等)、句子结构(比如复杂句式等)以及不同词性的词汇使用情况等不同角度反映作文的内在特点，每个特征项都有自己的用处:</text:p>
      <text:p text:style-name="P2"><text:s/>(1)句子数、平均句长反映了句子的复杂程度。</text:p>
      <text:p text:style-name="P2"><text:s/>(2)三级词汇占比反映了作文中难词的使用情况。单词数量反映了作文的长度，因为大学生英语写作的要求一般为120到150个单词，该特征能检查空作文、过短或者过长的作文。</text:p>
      <text:p text:style-name="P2"><text:s/>(3)平均词长反映了作文整体的单词复杂度。</text:p>
      <text:p text:style-name="P2"><text:tab/> <text:s/>未登录词（OOV）占比、错误词（obvious typos）占比</text:p>
      <text:p text:style-name="P2"><text:tab/> <text:s/>停用词占比 </text:p>
      <text:p text:style-name="P2"><text:tab/> <text:s/>句子连贯性特征，关键字重复率指数 <text:s/></text:p>
      <text:p text:style-name="P2"><text:s/>(4)类符形符比反映了作文使用的词汇多样性，反映文本中词汇的丰富程度。</text:p>
      <text:p text:style-name="P2"><text:s/>(5)单词的类符数量反映了写作者的词汇量。</text:p>
      <text:p text:style-name="P2"><text:s/>(6)动词短语的数量，反映了写作者对动词掌握的情况，这个特征项已经经过前期相关学者的研究，证明<text:tab/>其在大学英语写作中对作文分数具有较高的预测力。</text:p>
      <text:p text:style-name="P2"><text:s/>(7)动词的类符形符比、副词的类符形符比、介词类数以及代词数量反映了作文中各个词性词汇的掌握情况。</text:p>
      <text:p text:style-name="P2"><text:s/></text:p>
      <text:p text:style-name="P3">5 篇章分析 <text:s text:c="2"/></text:p>
      <text:p text:style-name="P3"><text:tab/>文本相似度计算 TF-IDF</text:p>
      <text:p text:style-name="P5">6 主题分析</text:p>
      <text:p text:style-name="P5"><text:tab/>Text_rank关键字抽取</text:p>
      <text:p text:style-name="P2">9.过拟合与高斯正规化</text:p>
      <text:p text:style-name="P2"/>
      <text:p text:style-name="P2">二 <text:s/>中文分词器</text:p>
      <text:p text:style-name="P4"><text:tab/>中文文章结构解析必然存在着分词的问题，即将文章解析为最小粒度-词语。分词的前提是需要一个词语数量足够多且丰富的词库。理想的词库被认为是包含着现有的所有词，只靠字符串匹配即可在词库中查到所需的词。考虑到词库的容量大小，词语的存储结构和检索速度必然是重要的，存储结构以占用内存少为标准。检索速度以快为标准。根据这两个特性，引入一种Trie树以及双Trie树结构。</text:p>
      <text:p text:style-name="P4"/>
      <text:p text:style-name="P4">中文分词器的实现要考虑很多很多问题//<text:span text:style-name="T1">todo</text:span></text:p>
      <text:p text:style-name="P6"/>
      <text:p text:style-name="P6">1 数据结构</text:p>
      <text:p text:style-name="P7"><text:span text:style-name="T2">1.1 </text:span>Trie树</text:p>
      <text:p text:style-name="P7"><text:soft-page-break/><text:tab/>树形结构，又称<text:span text:style-name="T2">单词查找树，一种哈希树的变种。典型应用是用于统计，排序和保存大量的字符串（但不仅限于字符串），所以经常被搜索引擎系统用于文本词频统计。它的优点是：利用字符串的公共前缀来减少查询时间，最大限度地减少无谓的字符串比较，查询效率比哈希表高。</text:span></text:p>
      <text:p text:style-name="P7"><text:tab/>Trie要解决的问题：词频统计与前缀匹配。</text:p>
      <text:p text:style-name="P7"><text:tab/>Trie树的特性：</text:p>
      <text:p text:style-name="P8">第一：根节点不包含字符，除根节点外的每一个子节点都包含一个字符。</text:p>
      <text:p text:style-name="P8">第二：从根节点到某一节点，路径上经过的字符连接起来，就是该节点对应的字符串。</text:p>
      <text:p text:style-name="P8">第三：每个单词的公共前缀作为一个字符节点保存。每个节点的所有子节点包含的字符都不相同</text:p>
      <text:p text:style-name="P8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11:21.638306522</meta:creation-date>
    <dc:date>2018-04-18T22:36:35.588469365</dc:date>
    <meta:editing-duration>PT12M3S</meta:editing-duration>
    <meta:editing-cycles>1</meta:editing-cycles>
    <meta:document-statistic meta:table-count="0" meta:image-count="0" meta:object-count="0" meta:page-count="2" meta:paragraph-count="36" meta:word-count="1212" meta:character-count="1333" meta:non-whitespace-character-count="1282"/>
    <meta:generator>LibreOffice/5.1.6.2$Linux_X86_64 LibreOffice_project/10m0$Build-2</meta:generator>
  </office:meta>
</office:document-meta>
</file>